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text-properties fo:color="#000000" style:text-underline-style="solid" style:text-underline-width="auto" style:text-underline-color="font-color" fo:font-weight="bold" officeooo:rsid="001a09aa" officeooo:paragraph-rsid="001a09aa" style:font-weight-asian="bold" style:font-weight-complex="bold"/>
    </style:style>
    <style:style style:name="T1" style:family="text">
      <style:text-properties officeooo:rsid="001a09aa"/>
    </style:style>
    <style:style style:name="T2" style:family="text">
      <style:text-properties fo:font-variant="normal" fo:text-transform="none" fo:color="#3a3f44" style:font-name="Menl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c8c8c8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c7254e" style:font-name="Menlo" fo:font-size="9pt" fo:letter-spacing="normal" fo:font-style="normal" fo:font-weight="normal"/>
    </style:style>
    <style:style style:name="T5" style:family="text">
      <style:text-properties fo:font-variant="normal" fo:text-transform="none" fo:color="#c7254e" style:font-name="Menlo" fo:font-size="9pt" fo:letter-spacing="normal" fo:font-style="normal" fo:font-weight="normal" officeooo:rsid="001bc73b"/>
    </style:style>
    <style:style style:name="T6" style:family="text">
      <style:text-properties officeooo:rsid="001bc73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ÓDULO 2.11 EJERCICIO 1</text:p>
      <text:list xml:id="list3561788536" text:style-name="L1">
        <text:list-item>
          <text:p text:style-name="P1">la URL base del API: <text:span text:style-name="Source_20_Text"><text:span text:style-name="T2">https://swapi.dev/api/</text:span></text:span></text:p>
        </text:list-item>
      </text:list>
      <text:list xml:id="list3139009808" text:style-name="L2">
        <text:list-item>
          <text:p text:style-name="P2">si necesita autenticación: <text:span text:style-name="T3">Swapi is a </text:span><text:span text:style-name="Strong_20_Emphasis"><text:span text:style-name="T3">completely open API</text:span></text:span><text:span text:style-name="T3">.</text:span></text:p>
        </text:list-item>
      </text:list>
      <text:list xml:id="list4268349123" text:style-name="L3">
        <text:list-item>
          <text:p text:style-name="P3">método HTTP que deben usar las peticiones a este API: <text:span text:style-name="T1">GET</text:span></text:p>
        </text:list-item>
      </text:list>
      <text:list xml:id="list2396661373" text:style-name="L4">
        <text:list-item>
          <text:p text:style-name="P4">URL para acceder a la info del personaje "Luke Skywalker": <text:span text:style-name="Source_20_Text"><text:span text:style-name="T2">https://swapi.dev/api/people/1/</text:span></text:span></text:p>
          <text:p text:style-name="P4"/>
        </text:list-item>
      </text:list>
      <text:list xml:id="list1811730178" text:style-name="L5">
        <text:list-item>
          <text:p text:style-name="P5">URL para acceder a la info de la película "A New Hope": <text:span text:style-name="Source_20_Text"><text:span text:style-name="T2">https://swapi.dev/api/films/1/</text:span></text:span></text:p>
          <text:p text:style-name="P5"/>
        </text:list-item>
      </text:list>
      <text:list xml:id="list3193168071" text:style-name="L6">
        <text:list-item>
          <text:p text:style-name="P6">a qué otros recursos puedo acceder desde el API además de personajes y pelis: <text:span text:style-name="T6">estrellas, vehículos, especies y planetas.</text:span></text:p>
        </text:list-item>
      </text:list>
      <text:list xml:id="list1086526642" text:style-name="L7">
        <text:list-item>
          <text:p text:style-name="P7">URL para acceder al listado de personajes, ¿está paginada?: <text:span text:style-name="T6">sí</text:span></text:p>
        </text:list-item>
      </text:list>
      <text:list xml:id="list1987063710" text:style-name="L8">
        <text:list-item>
          <text:p text:style-name="P8">cómo puedo buscar personajes mediante la URL: <text:span text:style-name="T6">con el id del personaje</text:span></text:p>
        </text:list-item>
      </text:list>
      <text:list xml:id="list1737992844" text:style-name="L9">
        <text:list-item>
          <text:p text:style-name="P9">cómo puedo hacer que el JSON de una petición se me devuelva traducido a Wookiee: <text:span text:style-name="T6">añadiendo </text:span><text:span text:style-name="T4">?format=wookiee </text:span><text:span text:style-name="T5">ala URL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0:48:55.758214181</meta:creation-date>
    <dc:date>2021-09-05T11:10:32.950383971</dc:date>
    <meta:editing-duration>PT1M17S</meta:editing-duration>
    <meta:editing-cycles>1</meta:editing-cycles>
    <meta:document-statistic meta:table-count="0" meta:image-count="0" meta:object-count="0" meta:page-count="1" meta:paragraph-count="12" meta:word-count="125" meta:character-count="733" meta:non-whitespace-character-count="629"/>
    <meta:generator>LibreOffice/6.4.7.2$Linux_X86_64 LibreOffice_project/40$Build-2</meta:generator>
  </office:meta>
</office:document-meta>
</file>